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3" style:family="table-cell" style:parent-style-name="Default"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5" style:family="table-cell" style:parent-style-name="Default">
      <style:text-properties style:font-name="Courier New" fo:font-size="14pt" style:font-size-asian="14pt" style:font-size-complex="14pt"/>
    </style:style>
    <style:style style:name="ce16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2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3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33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3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15"/>
        <table:table-column table:style-name="co27" table:default-cell-style-name="ce15"/>
        <table:table-column table:style-name="co3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0"/>
        <table:table-column table:style-name="co36" table:default-cell-style-name="ce15"/>
        <table:table-column table:style-name="co37" table:default-cell-style-name="ce15"/>
        <table:table-column table:style-name="co14" table:number-columns-repeated="16371" table:default-cell-style-name="ce15"/>
        <table:table-row table:style-name="ro1"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Context</text:p>
          </table:table-cell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Spell Casting Category</text:p>
          </table:table-cell>
          <table:table-cell table:style-name="ce9" office:value-type="string" calcext:value-type="string">
            <text:p>Magic Realm</text:p>
          </table:table-cell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enum</text:p>
          </table:table-cell>
          <table:table-cell table:style-name="ce9" office:value-type="string" calcext:value-type="string">
            <text:p>Spell Book Page Title</text:p>
          </table:table-cell>
          <table:table-cell table:style-name="ce9" office:value-type="string" calcext:value-type="string">
            <text:p>CP TP</text:p>
          </table:table-cell>
          <table:table-cell table:style-name="ce9" office:value-type="string" calcext:value-type="string">
            <text:p>NOTE</text:p>
          </table:table-cell>
          <table:table-cell table:style-name="ce9" office:value-type="string" calcext:value-type="string">
            <text:p>Target Type</text:p>
          </table:table-cell>
          <table:table-cell table:style-name="ce9" office:value-type="string" calcext:value-type="string">
            <text:p>Spell_Resistance_Modifier</text:p>
          </table:table-cell>
          <table:table-cell table:style-name="ce9" office:value-type="string" calcext:value-type="string">
            <text:p>Rarity</text:p>
          </table:table-cell>
          <table:table-cell table:style-name="ce9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10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6" office:value-type="string" calcext:value-type="string">
            <text:p>Air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6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6" office:value-type="string" calcext:value-type="string">
            <text:p>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6" office:value-type="string" calcext:value-type="string">
            <text:p>Animate Dead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6" office:value-type="string" calcext:value-type="string">
            <text:p>Arch 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6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7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6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6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6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6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6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6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6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0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6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6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0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table:style-name="ce16"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6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0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6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6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2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16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table:style-name="ce16"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table:style-name="ce16"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6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6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6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6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6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6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6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6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6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6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0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6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table:style-name="ce16"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6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16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6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6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6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6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6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6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6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6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6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6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16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6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6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6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6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6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6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6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6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16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6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6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6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6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6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6" office:value-type="string" calcext:value-type="string">
            <text:p>Earth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27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table:style-name="ce16"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16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table:style-name="ce27"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6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6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6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table:style-name="ce16"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6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6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6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6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6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6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6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6" office:value-type="string" calcext:value-type="string">
            <text:p>Fire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6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6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6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6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6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6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6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6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6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6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6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6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6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6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6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6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6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6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6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6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6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29" office:value-type="string" calcext:value-type="string">
            <text:p>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6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6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6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6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6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6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6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6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6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6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6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6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6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6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6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6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6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16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6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6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6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6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table:style-name="ce16"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6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6" office:value-type="string" calcext:value-type="string">
            <text:p>Magic Spirit</text:p>
          </table:table-cell>
          <table:table-cell table:style-name="ce3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0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2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6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6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6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6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6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6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0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16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6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6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6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table:style-name="ce16"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6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6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6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0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6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6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6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6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6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6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table:style-name="ce16"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6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6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6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6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0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6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table:style-name="ce16"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16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6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6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6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6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6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6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0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6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6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6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6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6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27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6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6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6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table:style-name="ce16"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6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6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6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6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6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6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6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6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6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6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table:style-name="ce16"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6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0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6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6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6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0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6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6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0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16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6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6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0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6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table:style-name="ce16"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6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16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6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6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0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6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6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6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6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16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2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0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6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6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0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6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5"/>
        <table:table-column table:style-name="co18" table:default-cell-style-name="ce15"/>
        <table:table-column table:style-name="co3" table:number-columns-repeated="2" table:default-cell-style-name="ce15"/>
        <table:table-column table:style-name="co14" table:number-columns-repeated="16380" table:default-cell-style-name="ce15"/>
        <table:table-row table:style-name="ro1"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6" office:value-type="string" calcext:value-type="string">
            <text:p>scc_Summoning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cc_Unit_Enchantment</text:p>
          </table:table-cell>
          <table:table-cell table:style-name="ce25" office:value-type="string" calcext:value-type="string">
            <text:p>1, 15</text:p>
          </table:table-cell>
          <table:table-cell table:style-name="ce25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<text:span text:style-name="T2">scc_</text:span>City_Enchantment_Positive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<text:span text:style-name="T2">scc_</text:span>City_Enchantment_Negative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cc_Direct_Damage_Fixed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<text:span text:style-name="T2">scc_</text:span>Special_Spell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<text:span text:style-name="T2">scc_</text:span>Target_Wiz_Spell</text:p>
          </table:table-cell>
          <table:table-cell table:style-name="ce25" office:value-type="string" calcext:value-type="string">
            <text:p>6, 17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6" office:value-type="string" calcext:value-type="string">
            <text:p>scc_Global_Enchantment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<text:span text:style-name="T2">scc_</text:span>Battlefield_Spell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<text:span text:style-name="T2">scc_</text:span>Resistable_Spell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<text:span text:style-name="T2">scc_Unr</text:span>esistable_Spell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5"/>
          <table:table-cell table:style-name="ce25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<text:span text:style-name="T2">scc_</text:span>Mundane_Curse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5" office:value-type="string" calcext:value-type="string">
            <text:p>6, 17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6" office:value-type="string" calcext:value-type="string">
            <text:p><text:span text:style-name="T2">scc_</text:span>Dispels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6" office:value-type="string" calcext:value-type="string">
            <text:p><text:span text:style-name="T2">scc_</text:span>Disenchants</text:p>
          </table:table-cell>
          <table:table-cell table:number-columns-repeated="2" table:style-name="ce25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6" office:value-type="string" calcext:value-type="string">
            <text:p><text:span text:style-name="T2">scc_</text:span>Disjunctions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6" office:value-type="string" calcext:value-type="string">
            <text:p><text:span text:style-name="T2">scc_Combat_</text:span>Counter_Magic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6" office:value-type="string" calcext:value-type="string">
            <text:p>scc_Direct_Damage_Variable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6" office:value-type="string" calcext:value-type="string">
            <text:p><text:span text:style-name="T2">scc_Combat_</text:span>Banish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5"/>
        <table:table-column table:style-name="co19" table:default-cell-style-name="ce15"/>
        <table:table-column table:style-name="co14" table:number-columns-repeated="16382" table:default-cell-style-name="ce15"/>
        <table:table-row table:style-name="ro1">
          <table:table-cell table:style-name="ce9" office:value-type="string" calcext:value-type="string">
            <text:p>STT</text:p>
          </table:table-cell>
          <table:table-cell table:style-name="ce9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6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21T22:07:02.856000000</dc:date>
    <meta:editing-duration>P21DT23H46M3S</meta:editing-duration>
    <meta:editing-cycles>119</meta:editing-cycles>
    <meta:document-statistic meta:table-count="7" meta:cell-count="3901" meta:object-count="0"/>
  </office:meta>
</office:document-meta>
</file>